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65in"/>
    </style:style>
    <style:style style:name="co18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0.4354in"/>
    </style:style>
    <style:style style:name="co7" style:family="table-column">
      <style:table-column-properties fo:break-before="auto" style:column-width="0.3193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89in"/>
    </style:style>
    <style:style style:name="co10" style:family="table-column">
      <style:table-column-properties fo:break-before="auto" style:column-width="1.9445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3571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3126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9354in"/>
    </style:style>
    <style:style style:name="co17" style:family="table-column">
      <style:table-column-properties fo:break-before="auto" style:column-width="0.9709in"/>
    </style:style>
    <style:style style:name="co21" style:family="table-column">
      <style:table-column-properties fo:break-before="auto" style:column-width="2.2591in"/>
    </style:style>
    <style:style style:name="co22" style:family="table-column">
      <style:table-column-properties fo:break-before="auto" style:column-width="1.5799in"/>
    </style:style>
    <style:style style:name="co23" style:family="table-column">
      <style:table-column-properties fo:break-before="auto" style:column-width="0.3925in"/>
    </style:style>
    <style:style style:name="co24" style:family="table-column">
      <style:table-column-properties fo:break-before="auto" style:column-width="1.6047in"/>
    </style:style>
    <style:style style:name="co25" style:family="table-column">
      <style:table-column-properties fo:break-before="auto" style:column-width="0.6583in"/>
    </style:style>
    <style:style style:name="co26" style:family="table-column">
      <style:table-column-properties fo:break-before="auto" style:column-width="0.6764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4846in"/>
    </style:style>
    <style:style style:name="co29" style:family="table-column">
      <style:table-column-properties fo:break-before="auto" style:column-width="0.8701in"/>
    </style:style>
    <style:style style:name="co30" style:family="table-column">
      <style:table-column-properties fo:break-before="auto" style:column-width="1.3925in"/>
    </style:style>
    <style:style style:name="co31" style:family="table-column">
      <style:table-column-properties fo:break-before="auto" style:column-width="0.7744in"/>
    </style:style>
    <style:style style:name="co32" style:family="table-column">
      <style:table-column-properties fo:break-before="auto" style:column-width="0.4457in"/>
    </style:style>
    <style:style style:name="co33" style:family="table-column">
      <style:table-column-properties fo:break-before="auto" style:column-width="0.9937in"/>
    </style:style>
    <style:style style:name="ro1" style:family="table-row">
      <style:table-row-properties style:row-height="0.172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8161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1.1354in" fo:break-before="auto" style:use-optimal-row-height="true"/>
    </style:style>
    <style:style style:name="ro6" style:family="table-row">
      <style:table-row-properties style:row-height="0.3374in" fo:break-before="auto" style:use-optimal-row-height="true"/>
    </style:style>
    <style:style style:name="ro7" style:family="table-row">
      <style:table-row-properties style:row-height="0.3189in" fo:break-before="auto" style:use-optimal-row-height="true"/>
    </style:style>
    <style:style style:name="ro8" style:family="table-row">
      <style:table-row-properties style:row-height="0.618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3335in" fo:break-before="auto" style:use-optimal-row-height="true"/>
    </style:style>
    <style:style style:name="ro13" style:family="table-row">
      <style:table-row-properties style:row-height="0.4862in" fo:break-before="auto" style:use-optimal-row-height="true"/>
    </style:style>
    <style:style style:name="ro14" style:family="table-row">
      <style:table-row-properties style:row-height="0.639in" fo:break-before="auto" style:use-optimal-row-height="true"/>
    </style:style>
    <style:style style:name="ro15" style:family="table-row">
      <style:table-row-properties style:row-height="0.198in" fo:break-before="auto" style:use-optimal-row-height="true"/>
    </style:style>
    <style:style style:name="ro16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30" style:family="table-cell" style:parent-style-name="Default">
      <style:text-properties style:font-name="Arial" fo:font-size="10pt" style:font-size-asian="10pt" style:font-size-complex="10pt"/>
    </style:style>
    <style:style style:name="ce31" style:family="table-cell" style:parent-style-name="Default" style:data-style-name="N11">
      <style:table-cell-properties fo:border="0.0008in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6" style:family="table-cell" style:parent-style-name="Default">
      <style:text-properties style:font-name="Times New Roman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75"/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30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21" table:default-cell-style-name="Default"/>
        <table:table-column table:style-name="co17" table:default-cell-style-name="ce12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row table:style-name="ro1">
          <table:table-cell table:style-name="ce13" office:value-type="string">
            <text:p>M</text:p>
          </table:table-cell>
          <table:table-cell table:style-name="ce13" office:value-type="string">
            <text:p>Wi</text:p>
          </table:table-cell>
          <table:table-cell table:style-name="ce13" office:value-type="string">
            <text:p>Wf</text:p>
          </table:table-cell>
          <table:table-cell table:style-name="ce13" office:value-type="string">
            <text:p>SAM</text:p>
          </table:table-cell>
          <table:table-cell table:style-name="ce13" office:value-type="string">
            <text:p>HC</text:p>
          </table:table-cell>
          <table:table-cell table:style-name="ce13" office:value-type="string">
            <text:p>Links</text:p>
          </table:table-cell>
          <table:table-cell table:style-name="ce15" office:value-type="string">
            <text:p>Week #</text:p>
          </table:table-cell>
          <table:table-cell table:style-name="ce24" table:formula="of:=WEEKNUM(TODAY();1)" office:value-type="float" office:value="38">
            <office:annotation draw:style-name="gr2" draw:text-style-name="P1" svg:width="1.1933in" svg:height="0.3472in" svg:x="3.2193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8</text:p>
          </table:table-cell>
          <table:table-cell table:style-name="ce26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3" office:value-type="string">
            <text:p>IN</text:p>
          </table:table-cell>
          <table:table-cell table:style-name="ce13" office:value-type="string">
            <text:p>Week In</text:p>
          </table:table-cell>
          <table:table-cell table:style-name="ce13" office:value-type="string">
            <text:p>Out</text:p>
          </table:table-cell>
          <table:table-cell table:style-name="ce13" office:value-type="string">
            <text:p>already OUT</text:p>
          </table:table-cell>
          <table:table-cell table:style-name="ce13" office:value-type="string">
            <text:p>Week Out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Total Weeks</text:p>
          </table:table-cell>
          <table:table-cell table:style-name="ce13" office:value-type="string">
            <text:p>Failed Test 1</text:p>
          </table:table-cell>
          <table:table-cell table:style-name="ce13" office:value-type="string">
            <text:p>Exit Code</text:p>
          </table:table-cell>
          <table:table-cell table:style-name="ce13" office:value-type="string">
            <text:p>Failed Test 2</text:p>
          </table:table-cell>
          <table:table-cell table:style-name="ce13" office:value-type="string">
            <text:p>Exit Code 2</text:p>
          </table:table-cell>
          <table:table-cell/>
          <table:table-cell table:style-name="ce32" office:value-type="string">
            <text:p>Last update</text:p>
          </table:table-cell>
        </table:table-row>
        <table:table-row table:style-name="ro1">
          <table:table-cell table:style-name="ce14" office:value-type="string">
            <text:p>Jun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6">
            <text:p>26</text:p>
          </table:table-cell>
          <table:table-cell table:style-name="ce14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14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14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14" office:value-type="float" office:value="1">
            <text:p>1</text:p>
          </table:table-cell>
          <table:table-cell table:style-name="ce27" office:value-type="string">
            <text:p><text:a xlink:href="http://dashb-ssb.cern.ch/dashboard/request.py/siteview?view=default&amp;site=T2_BR_UERJ">T2_BR_UERJ</text:a></text:p>
          </table:table-cell>
          <table:table-cell table:style-name="ce14" table:formula="of:=IF([.K2]=[.$H$1];&quot;X&quot;;&quot;&quot;)">
            <text:p/>
          </table:table-cell>
          <table:table-cell table:style-name="ce14" office:value-type="float" office:value="20">
            <text:p>20</text:p>
          </table:table-cell>
          <table:table-cell table:style-name="ce14" table:formula="of:=IF([.N2]=[.$H$1];&quot;X&quot;;&quot;&quot;)">
            <text:p/>
          </table:table-cell>
          <table:table-cell table:style-name="ce14" table:formula="of:=IF(ISBLANK([.N2]);&quot;o&quot;;&quot;X&quot;)" office:value-type="string" office:string-value="o">
            <text:p>o</text:p>
          </table:table-cell>
          <table:table-cell table:style-name="ce14"/>
          <table:table-cell table:style-name="ce14" table:formula="of:=IF([.K2]&lt;=[.$C$2];[.$A$2];IF([.K2]&lt;=[.$C$3];[.$A$3];IF([.K2]&lt;=[.$C$4];[.$A$4])))" office:value-type="string" office:string-value="Jun">
            <text:p>Jun</text:p>
          </table:table-cell>
          <table:table-cell table:style-name="ce24" table:formula="of:=IF([.M2]=&quot;X&quot;;[.N2]-[.K2];[.$H$1]-[.K2])" office:value-type="float" office:value="18">
            <text:p>18</text:p>
          </table:table-cell>
          <table:table-cell table:style-name="ce14" office:value-type="string">
            <text:p>SAM</text:p>
          </table:table-cell>
          <table:table-cell table:style-name="ce25" office:value-type="string">
            <text:p>all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network provider issue</text:p>
          </table:table-cell>
          <table:table-cell/>
          <table:table-cell table:style-name="ce33" office:value-type="date" office:date-value="2013-09-16">
            <office:annotation draw:style-name="gr4" draw:text-style-name="P1" svg:width="1.937in" svg:height="0.8039in" svg:x="15.4744in" svg:y="0.5508in" draw:caption-point-x="-0.1819in" draw:caption-point-y="-0.3752in">
              <dc:creator>JPA</dc:creator>
              <dc:date>2013-09-03T00:00:00</dc:date>
              <text:p text:style-name="P1"><text:span text:style-name="T1">Sort by M (ascending)</text:span></text:p>
              <text:p text:style-name="P1"><text:span text:style-name="T1">Then by L (descending)</text:span></text:p>
              <text:p text:style-name="P1"><text:span text:style-name="T1">Then by I (ascending)</text:span></text:p>
            </office:annotation>
            <text:p>09/16/13</text:p>
          </table:table-cell>
        </table:table-row>
        <table:table-row table:style-name="ro1">
          <table:table-cell table:style-name="ce14" office:value-type="string">
            <text:p>Jul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1">
            <text:p>31</text:p>
          </table:table-cell>
          <table:table-cell table:style-name="ce14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14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14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14" office:value-type="float" office:value="2">
            <text:p>2</text:p>
          </table:table-cell>
          <table:table-cell table:style-name="ce27" office:value-type="string">
            <text:p><text:a xlink:href="http://dashb-ssb.cern.ch/dashboard/request.py/siteview?view=default&amp;site=T2_IN_TIFR">T2_IN_TIFR</text:a></text:p>
          </table:table-cell>
          <table:table-cell table:style-name="ce14" table:formula="of:=IF([.K3]=[.$H$1];&quot;X&quot;;&quot;&quot;)">
            <text:p/>
          </table:table-cell>
          <table:table-cell table:style-name="ce14" office:value-type="float" office:value="19">
            <text:p>19</text:p>
          </table:table-cell>
          <table:table-cell table:style-name="ce14" table:formula="of:=IF([.N3]=[.$H$1];&quot;X&quot;;&quot;&quot;)">
            <text:p/>
          </table:table-cell>
          <table:table-cell table:style-name="ce14" table:formula="of:=IF(ISBLANK([.N3]);&quot;o&quot;;&quot;X&quot;)" office:value-type="string" office:string-value="o">
            <text:p>o</text:p>
          </table:table-cell>
          <table:table-cell table:style-name="ce14"/>
          <table:table-cell table:style-name="ce14" table:formula="of:=IF([.K3]&lt;=[.$C$2];[.$A$2];IF([.K3]&lt;=[.$C$3];[.$A$3];IF([.K3]&lt;=[.$C$4];[.$A$4])))" office:value-type="string" office:string-value="Jun">
            <text:p>Jun</text:p>
          </table:table-cell>
          <table:table-cell table:style-name="ce24" table:formula="of:=IF([.M3]=&quot;X&quot;;[.N3]-[.K3];[.$H$1]-[.K3])" office:value-type="float" office:value="19">
            <text:p>19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to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3">
          <table:table-cell table:style-name="ce14" office:value-type="string">
            <text:p>Aug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5">
            <text:p>35</text:p>
          </table:table-cell>
          <table:table-cell table:style-name="ce14" table:formula="of:=SUMPRODUCT(([.$O$2:.$O$30]=[.$A4])*([.$Q$2:.$Q$30]=[.D$1]))+SUMPRODUCT(([.$O$2:.$O$30]=[.$A4])*([.$S$2:.$S$30]=[.D$1]))" office:value-type="float" office:value="1">
            <text:p>1</text:p>
          </table:table-cell>
          <table:table-cell table:style-name="ce14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14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14" office:value-type="float" office:value="3">
            <text:p>3</text:p>
          </table:table-cell>
          <table:table-cell table:style-name="ce27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14" table:formula="of:=IF([.K4]=[.$H$1];&quot;X&quot;;&quot;&quot;)">
            <text:p/>
          </table:table-cell>
          <table:table-cell table:style-name="ce14" office:value-type="float" office:value="19">
            <text:p>19</text:p>
          </table:table-cell>
          <table:table-cell table:style-name="ce14" table:formula="of:=IF([.N4]=[.$H$1];&quot;X&quot;;&quot;&quot;)">
            <text:p/>
          </table:table-cell>
          <table:table-cell table:style-name="ce14" table:formula="of:=IF(ISBLANK([.N4]);&quot;o&quot;;&quot;X&quot;)" office:value-type="string" office:string-value="o">
            <text:p>o</text:p>
          </table:table-cell>
          <table:table-cell table:style-name="ce14"/>
          <table:table-cell table:style-name="ce14" table:formula="of:=IF([.K4]&lt;=[.$C$2];[.$A$2];IF([.K4]&lt;=[.$C$3];[.$A$3];IF([.K4]&lt;=[.$C$4];[.$A$4])))" office:value-type="string" office:string-value="Jun">
            <text:p>Jun</text:p>
          </table:table-cell>
          <table:table-cell table:style-name="ce24" table:formula="of:=IF([.M4]=&quot;X&quot;;[.N4]-[.K4];[.$H$1]-[.K4])" office:value-type="float" office:value="19">
            <text:p>19</text:p>
          </table:table-cell>
          <table:table-cell table:style-name="ce14" office:value-type="string">
            <text:p>SAM</text:p>
          </table:table-cell>
          <table:table-cell table:style-name="ce31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style-name="ce14" office:value-type="string">
            <text:p>Sep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9">
            <text:p>39</text:p>
          </table:table-cell>
          <table:table-cell table:style-name="ce14" table:formula="of:=SUMPRODUCT(([.$O$2:.$O$30]=[.$A5])*([.$Q$2:.$Q$30]=[.D$1]))+SUMPRODUCT(([.$O$2:.$O$30]=[.$A5])*([.$S$2:.$S$30]=[.D$1]))" office:value-type="float" office:value="0">
            <text:p>0</text:p>
          </table:table-cell>
          <table:table-cell table:style-name="ce14" table:formula="of:=SUMPRODUCT(([.$O$2:.$O$30]=[.$A5])*([.$Q$2:.$Q$30]=[.E$1]))+SUMPRODUCT(([.$O$2:.$O$30]=[.$A5])*([.$S$2:.$S$30]=[.E$1]))" office:value-type="float" office:value="0">
            <text:p>0</text:p>
          </table:table-cell>
          <table:table-cell table:style-name="ce14" table:formula="of:=SUMPRODUCT(([.$O$2:.$O$30]=[.$A5])*([.$Q$2:.$Q$30]=[.F$1]))+SUMPRODUCT(([.$O$2:.$O$30]=[.$A5])*([.$S$2:.$S$30]=[.F$1]))" office:value-type="float" office:value="0">
            <text:p>0</text:p>
          </table:table-cell>
          <table:table-cell/>
          <table:table-cell table:style-name="ce14" office:value-type="float" office:value="4">
            <text:p>4</text:p>
          </table:table-cell>
          <table:table-cell table:style-name="ce27" office:value-type="string">
            <text:p><text:a xlink:href="http://dashb-ssb.cern.ch/dashboard/request.py/siteview?view=default&amp;site=T2_PK_NCP">T2_PK_NCP</text:a></text:p>
          </table:table-cell>
          <table:table-cell table:style-name="ce14" table:formula="of:=IF([.K5]=[.$H$1];&quot;X&quot;;&quot;&quot;)">
            <text:p/>
          </table:table-cell>
          <table:table-cell table:style-name="ce14" office:value-type="float" office:value="19">
            <text:p>19</text:p>
          </table:table-cell>
          <table:table-cell table:style-name="ce14" table:formula="of:=IF([.N5]=[.$H$1];&quot;X&quot;;&quot;&quot;)">
            <text:p/>
          </table:table-cell>
          <table:table-cell table:style-name="ce14" table:formula="of:=IF(ISBLANK([.N5]);&quot;o&quot;;&quot;X&quot;)" office:value-type="string" office:string-value="o">
            <text:p>o</text:p>
          </table:table-cell>
          <table:table-cell table:style-name="ce14"/>
          <table:table-cell table:style-name="ce14" table:formula="of:=IF([.K5]&lt;=[.$C$2];[.$A$2];IF([.K5]&lt;=[.$C$3];[.$A$3];IF([.K5]&lt;=[.$C$4];[.$A$4])))" office:value-type="string" office:string-value="Jun">
            <text:p>Jun</text:p>
          </table:table-cell>
          <table:table-cell table:style-name="ce24" table:formula="of:=IF([.M5]=&quot;X&quot;;[.N5]-[.K5];[.$H$1]-[.K5])" office:value-type="float" office:value="19">
            <text:p>19</text:p>
          </table:table-cell>
          <table:table-cell table:style-name="ce14" office:value-type="string">
            <text:p>HC</text:p>
          </table:table-cell>
          <table:table-cell table:style-name="ce25" office:value-type="string">
            <text:p>n/a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office:value-type="float" office:value="5">
            <text:p>5</text:p>
          </table:table-cell>
          <table:table-cell table:style-name="ce27" office:value-type="string">
            <text:p><text:a xlink:href="http://dashb-ssb.cern.ch/dashboard/request.py/sitehistory?site=T2_RU_INR#currentView=site_readiness">T2_RU_INR</text:a></text:p>
          </table:table-cell>
          <table:table-cell table:style-name="ce14" table:formula="of:=IF([.K6]=[.$H$1];&quot;X&quot;;&quot;&quot;)">
            <text:p/>
          </table:table-cell>
          <table:table-cell table:style-name="ce14" office:value-type="float" office:value="24">
            <text:p>24</text:p>
          </table:table-cell>
          <table:table-cell table:style-name="ce14" table:formula="of:=IF([.N6]=[.$H$1];&quot;X&quot;;&quot;&quot;)">
            <text:p/>
          </table:table-cell>
          <table:table-cell table:style-name="ce14" table:formula="of:=IF(ISBLANK([.N6]);&quot;o&quot;;&quot;X&quot;)" office:value-type="string" office:string-value="o">
            <text:p>o</text:p>
          </table:table-cell>
          <table:table-cell table:style-name="ce14"/>
          <table:table-cell table:style-name="ce14" table:formula="of:=IF([.K6]&lt;=[.$C$2];[.$A$2];IF([.K6]&lt;=[.$C$3];[.$A$3];IF([.K6]&lt;=[.$C$4];[.$A$4])))" office:value-type="string" office:string-value="Jun">
            <text:p>Jun</text:p>
          </table:table-cell>
          <table:table-cell table:style-name="ce24" table:formula="of:=IF([.M6]=&quot;X&quot;;[.N6]-[.K6];[.$H$1]-[.K6])" office:value-type="float" office:value="14">
            <text:p>14</text:p>
          </table:table-cell>
          <table:table-cell table:style-name="ce14" office:value-type="string">
            <text:p>HC</text:p>
          </table:table-cell>
          <table:table-cell table:style-name="ce25" office:value-type="string">
            <text:p>127 = Error loading shared library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office:value-type="float" office:value="6">
            <text:p>6</text:p>
          </table:table-cell>
          <table:table-cell table:style-name="ce27" office:value-type="string">
            <text:p><text:a xlink:href="http://dashb-ssb.cern.ch/dashboard/request.py/siteview?view=default&amp;site=T2_RU_RRC_KI">T2_RU_RRC_KI</text:a></text:p>
          </table:table-cell>
          <table:table-cell table:style-name="ce14" table:formula="of:=IF([.K7]=[.$H$1];&quot;X&quot;;&quot;&quot;)">
            <text:p/>
          </table:table-cell>
          <table:table-cell table:style-name="ce14" office:value-type="float" office:value="19">
            <text:p>19</text:p>
          </table:table-cell>
          <table:table-cell table:style-name="ce14" table:formula="of:=IF([.N7]=[.$H$1];&quot;X&quot;;&quot;&quot;)">
            <text:p/>
          </table:table-cell>
          <table:table-cell table:style-name="ce14" table:formula="of:=IF(ISBLANK([.N7]);&quot;o&quot;;&quot;X&quot;)" office:value-type="string" office:string-value="o">
            <text:p>o</text:p>
          </table:table-cell>
          <table:table-cell table:style-name="ce14"/>
          <table:table-cell table:style-name="ce14" table:formula="of:=IF([.K7]&lt;=[.$C$2];[.$A$2];IF([.K7]&lt;=[.$C$3];[.$A$3];IF([.K7]&lt;=[.$C$4];[.$A$4])))" office:value-type="string" office:string-value="Jun">
            <text:p>Jun</text:p>
          </table:table-cell>
          <table:table-cell table:style-name="ce24" table:formula="of:=IF([.M7]=&quot;X&quot;;[.N7]-[.K7];[.$H$1]-[.K7])" office:value-type="float" office:value="19">
            <text:p>19</text:p>
          </table:table-cell>
          <table:table-cell table:style-name="ce14" office:value-type="string">
            <text:p>HC</text:p>
          </table:table-cell>
          <table:table-cell table:style-name="ce25" office:value-type="string">
            <text:p>8020 = FileOpenError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to T1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4" office:value-type="float" office:value="7">
            <text:p>7</text:p>
          </table:table-cell>
          <table:table-cell table:style-name="ce27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14" table:formula="of:=IF([.K8]=[.$H$1];&quot;X&quot;;&quot;&quot;)">
            <text:p/>
          </table:table-cell>
          <table:table-cell table:style-name="ce14" office:value-type="float" office:value="19">
            <text:p>19</text:p>
          </table:table-cell>
          <table:table-cell table:style-name="ce14" table:formula="of:=IF([.N8]=[.$H$1];&quot;X&quot;;&quot;&quot;)">
            <text:p/>
          </table:table-cell>
          <table:table-cell table:style-name="ce14" table:formula="of:=IF(ISBLANK([.N8]);&quot;o&quot;;&quot;X&quot;)" office:value-type="string" office:string-value="o">
            <text:p>o</text:p>
          </table:table-cell>
          <table:table-cell table:style-name="ce14"/>
          <table:table-cell table:style-name="ce14" table:formula="of:=IF([.K8]&lt;=[.$C$2];[.$A$2];IF([.K8]&lt;=[.$C$3];[.$A$3];IF([.K8]&lt;=[.$C$4];[.$A$4])))" office:value-type="string" office:string-value="Jun">
            <text:p>Jun</text:p>
          </table:table-cell>
          <table:table-cell table:style-name="ce24" table:formula="of:=IF([.M8]=&quot;X&quot;;[.N8]-[.K8];[.$H$1]-[.K8])" office:value-type="float" office:value="19">
            <text:p>19</text:p>
          </table:table-cell>
          <table:table-cell table:style-name="ce14" office:value-type="string">
            <text:p>HC</text:p>
          </table:table-cell>
          <table:table-cell table:style-name="ce25" office:value-type="string">
            <text:p>8020 = FileOpenError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 Active T2 to T1s</text:p>
          </table:table-cell>
          <table:table-cell table:number-columns-repeated="2"/>
        </table:table-row>
        <table:table-row table:style-name="ro5">
          <table:table-cell table:number-columns-repeated="7"/>
          <table:table-cell table:style-name="ce14" office:value-type="float" office:value="8">
            <text:p>8</text:p>
          </table:table-cell>
          <table:table-cell table:style-name="ce28" office:value-type="string">
            <text:p><text:a xlink:href="http://dashb-ssb.cern.ch/dashboard/request.py/sitehistory?site=T2_TR_METU#currentView=site_readiness">T2_TR_METU</text:a></text:p>
          </table:table-cell>
          <table:table-cell table:style-name="ce14" table:formula="of:=IF([.K9]=[.$H$1];&quot;X&quot;;&quot;&quot;)">
            <text:p/>
          </table:table-cell>
          <table:table-cell table:style-name="ce14" office:value-type="float" office:value="35">
            <text:p>35</text:p>
          </table:table-cell>
          <table:table-cell table:style-name="ce14" table:formula="of:=IF([.N9]=[.$H$1];&quot;X&quot;;&quot;&quot;)">
            <text:p/>
          </table:table-cell>
          <table:table-cell table:style-name="ce14" table:formula="of:=IF(ISBLANK([.N9]);&quot;o&quot;;&quot;X&quot;)" office:value-type="string" office:string-value="o">
            <text:p>o</text:p>
          </table:table-cell>
          <table:table-cell table:style-name="ce14"/>
          <table:table-cell table:style-name="ce14" table:formula="of:=IF([.K9]&lt;=[.$C$2];[.$A$2];IF([.K9]&lt;=[.$C$3];[.$A$3];IF([.K9]&lt;=[.$C$4];[.$A$4])))" office:value-type="string" office:string-value="Aug">
            <text:p>Aug</text:p>
          </table:table-cell>
          <table:table-cell table:style-name="ce24" table:formula="of:=IF([.M9]=&quot;X&quot;;[.N9]-[.K9];[.$H$1]-[.K9])" office:value-type="float" office:value="3">
            <text:p>3</text:p>
          </table:table-cell>
          <table:table-cell table:style-name="ce14" office:value-type="string">
            <text:p>SAM</text:p>
          </table:table-cell>
          <table:table-cell table:style-name="ce25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style-name="ce14" table:formula="of:=IF([.K10]=[.$H$1];&quot;X&quot;;&quot;&quot;)">
            <text:p/>
          </table:table-cell>
          <table:table-cell table:style-name="ce14" office:value-type="float" office:value="33">
            <text:p>33</text:p>
          </table:table-cell>
          <table:table-cell table:style-name="ce14" table:formula="of:=IF([.N10]=[.$H$1];&quot;X&quot;;&quot;&quot;)">
            <text:p/>
          </table:table-cell>
          <table:table-cell table:style-name="ce14" table:formula="of:=IF(ISBLANK([.N10]);&quot;o&quot;;&quot;X&quot;)" office:value-type="string" office:string-value="X">
            <text:p>X</text:p>
          </table:table-cell>
          <table:table-cell table:style-name="ce14" office:value-type="float" office:value="36">
            <text:p>36</text:p>
          </table:table-cell>
          <table:table-cell table:style-name="ce14" table:formula="of:=IF([.K10]&lt;=[.$C$2];[.$A$2];IF([.K10]&lt;=[.$C$3];[.$A$3];IF([.K10]&lt;=[.$C$4];[.$A$4])))" office:value-type="string" office:string-value="Aug">
            <text:p>Aug</text:p>
          </table:table-cell>
          <table:table-cell table:style-name="ce24" table:formula="of:=IF([.M10]=&quot;X&quot;;[.N10]-[.K10];[.$H$1]-[.K10])" office:value-type="float" office:value="3">
            <text:p>3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links from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7" office:value-type="string">
            <text:p><text:a xlink:href="http://dashb-ssb.cern.ch/dashboard/request.py/siteview?view=default&amp;site=T2_PL_Warsaw">T2_PL_Warsaw</text:a></text:p>
          </table:table-cell>
          <table:table-cell table:style-name="ce14" table:formula="of:=IF([.K11]=[.$H$1];&quot;X&quot;;&quot;&quot;)">
            <text:p/>
          </table:table-cell>
          <table:table-cell table:style-name="ce14" office:value-type="float" office:value="32">
            <text:p>32</text:p>
          </table:table-cell>
          <table:table-cell table:style-name="ce14" table:formula="of:=IF([.N11]=[.$H$1];&quot;X&quot;;&quot;&quot;)">
            <text:p/>
          </table:table-cell>
          <table:table-cell table:style-name="ce14" table:formula="of:=IF(ISBLANK([.N11]);&quot;o&quot;;&quot;X&quot;)" office:value-type="string" office:string-value="X">
            <text:p>X</text:p>
          </table:table-cell>
          <table:table-cell table:style-name="ce14" office:value-type="float" office:value="33">
            <text:p>33</text:p>
          </table:table-cell>
          <table:table-cell table:style-name="ce14" table:formula="of:=IF([.K11]&lt;=[.$C$2];[.$A$2];IF([.K11]&lt;=[.$C$3];[.$A$3];IF([.K11]&lt;=[.$C$4];[.$A$4])))" office:value-type="string" office:string-value="Aug">
            <text:p>Aug</text:p>
          </table:table-cell>
          <table:table-cell table:style-name="ce24" table:formula="of:=IF([.M11]=&quot;X&quot;;[.N11]-[.K11];[.$H$1]-[.K11])" office:value-type="float" office:value="1">
            <text:p>1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links from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6">
          <table:table-cell table:number-columns-repeated="7"/>
          <table:table-cell table:style-name="ce14"/>
          <table:table-cell table:style-name="ce27" office:value-type="string">
            <text:p><text:a xlink:href="http://dashb-ssb.cern.ch/dashboard/request.py/siteview?view=default&amp;site=T2_PL_Warsaw">T2_PL_Warsaw</text:a></text:p>
          </table:table-cell>
          <table:table-cell table:style-name="ce14" table:formula="of:=IF([.K12]=[.$H$1];&quot;X&quot;;&quot;&quot;)">
            <text:p/>
          </table:table-cell>
          <table:table-cell table:style-name="ce14" office:value-type="float" office:value="20">
            <text:p>20</text:p>
          </table:table-cell>
          <table:table-cell table:style-name="ce14" table:formula="of:=IF([.N12]=[.$H$1];&quot;X&quot;;&quot;&quot;)">
            <text:p/>
          </table:table-cell>
          <table:table-cell table:style-name="ce14" table:formula="of:=IF(ISBLANK([.N12]);&quot;o&quot;;&quot;X&quot;)" office:value-type="string" office:string-value="X">
            <text:p>X</text:p>
          </table:table-cell>
          <table:table-cell table:style-name="ce14" office:value-type="float" office:value="25">
            <text:p>25</text:p>
          </table:table-cell>
          <table:table-cell table:style-name="ce14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24" table:formula="of:=IF([.M12]=&quot;X&quot;;[.N12]-[.K12];[.$H$1]-[.K12])" office:value-type="float" office:value="5">
            <text:p>5</text:p>
          </table:table-cell>
          <table:table-cell table:style-name="ce14" office:value-type="string">
            <text:p>SAM</text:p>
          </table:table-cell>
          <table:table-cell table:style-name="ce25" office:value-type="string">
            <text:p>SAM SRM Critical VOGETs</text:p>
            <text:p>8020 = FileOpenError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style-name="ce14" table:formula="of:=IF([.K13]=[.$H$1];&quot;X&quot;;&quot;&quot;)">
            <text:p/>
          </table:table-cell>
          <table:table-cell table:style-name="ce14" office:value-type="float" office:value="30">
            <text:p>30</text:p>
          </table:table-cell>
          <table:table-cell table:style-name="ce14" table:formula="of:=IF([.N13]=[.$H$1];&quot;X&quot;;&quot;&quot;)">
            <text:p/>
          </table:table-cell>
          <table:table-cell table:style-name="ce14" table:formula="of:=IF(ISBLANK([.N13]);&quot;o&quot;;&quot;X&quot;)" office:value-type="string" office:string-value="X">
            <text:p>X</text:p>
          </table:table-cell>
          <table:table-cell table:style-name="ce14" office:value-type="float" office:value="31">
            <text:p>31</text:p>
          </table:table-cell>
          <table:table-cell table:style-name="ce14" table:formula="of:=IF([.K13]&lt;=[.$C$2];[.$A$2];IF([.K13]&lt;=[.$C$3];[.$A$3];IF([.K13]&lt;=[.$C$4];[.$A$4])))" office:value-type="string" office:string-value="Jul">
            <text:p>Jul</text:p>
          </table:table-cell>
          <table:table-cell table:style-name="ce24" table:formula="of:=IF([.M13]=&quot;X&quot;;[.N13]-[.K13];[.$H$1]-[.K13])" office:value-type="float" office:value="1">
            <text:p>1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links from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style-name="ce14" table:formula="of:=IF([.K14]=[.$H$1];&quot;X&quot;;&quot;&quot;)">
            <text:p/>
          </table:table-cell>
          <table:table-cell table:style-name="ce14" office:value-type="float" office:value="30">
            <text:p>30</text:p>
          </table:table-cell>
          <table:table-cell table:style-name="ce14" table:formula="of:=IF([.N14]=[.$H$1];&quot;X&quot;;&quot;&quot;)">
            <text:p/>
          </table:table-cell>
          <table:table-cell table:style-name="ce14" table:formula="of:=IF(ISBLANK([.N14]);&quot;o&quot;;&quot;X&quot;)" office:value-type="string" office:string-value="X">
            <text:p>X</text:p>
          </table:table-cell>
          <table:table-cell table:style-name="ce14" office:value-type="float" office:value="31">
            <text:p>31</text:p>
          </table:table-cell>
          <table:table-cell table:style-name="ce14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24" table:formula="of:=IF([.M14]=&quot;X&quot;;[.N14]-[.K14];[.$H$1]-[.K14])" office:value-type="float" office:value="1">
            <text:p>1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3/8 Good T2 links from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7" office:value-type="string">
            <text:p><text:a xlink:href="http://dashb-ssb.cern.ch/dashboard/request.py/siteview?view=default&amp;site=T2_RU_ITEP">T2_RU_ITEP</text:a></text:p>
          </table:table-cell>
          <table:table-cell table:style-name="ce14" table:formula="of:=IF([.K15]=[.$H$1];&quot;X&quot;;&quot;&quot;)">
            <text:p/>
          </table:table-cell>
          <table:table-cell table:style-name="ce14" office:value-type="float" office:value="24">
            <text:p>24</text:p>
          </table:table-cell>
          <table:table-cell table:style-name="ce14" table:formula="of:=IF([.N15]=[.$H$1];&quot;X&quot;;&quot;&quot;)">
            <text:p/>
          </table:table-cell>
          <table:table-cell table:style-name="ce14" table:formula="of:=IF(ISBLANK([.N15]);&quot;o&quot;;&quot;X&quot;)" office:value-type="string" office:string-value="X">
            <text:p>X</text:p>
          </table:table-cell>
          <table:table-cell table:style-name="ce14" office:value-type="float" office:value="25">
            <text:p>25</text:p>
          </table:table-cell>
          <table:table-cell table:style-name="ce14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24" table:formula="of:=IF([.M15]=&quot;X&quot;;[.N15]-[.K15];[.$H$1]-[.K15])" office:value-type="float" office:value="1">
            <text:p>1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2/8 Good T2 to T1s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7">
          <table:table-cell table:number-columns-repeated="7"/>
          <table:table-cell table:style-name="ce25"/>
          <table:table-cell table:style-name="ce2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14" table:formula="of:=IF([.K16]=[.$H$1];&quot;X&quot;;&quot;&quot;)">
            <text:p/>
          </table:table-cell>
          <table:table-cell table:style-name="ce14" office:value-type="float" office:value="25">
            <text:p>25</text:p>
          </table:table-cell>
          <table:table-cell table:style-name="ce14" table:formula="of:=IF([.N16]=[.$H$1];&quot;X&quot;;&quot;&quot;)">
            <text:p/>
          </table:table-cell>
          <table:table-cell table:style-name="ce14" table:formula="of:=IF(ISBLANK([.N16]);&quot;o&quot;;&quot;X&quot;)" office:value-type="string" office:string-value="X">
            <text:p>X</text:p>
          </table:table-cell>
          <table:table-cell table:style-name="ce14" office:value-type="float" office:value="31">
            <text:p>31</text:p>
          </table:table-cell>
          <table:table-cell table:style-name="ce14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24" table:formula="of:=IF([.M16]=&quot;X&quot;;[.N16]-[.K16];[.$H$1]-[.K16])" office:value-type="float" office:value="6">
            <text:p>6</text:p>
          </table:table-cell>
          <table:table-cell table:style-name="ce14" office:value-type="string">
            <text:p>SAM</text:p>
          </table:table-cell>
          <table:table-cell table:style-name="ce9" office:value-type="string">
            <text:p>Main link to Russia from GEANT dropped to 100Mb/sec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3/8 Good T2 from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25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style-name="ce14" table:formula="of:=IF([.K17]=[.$H$1];&quot;X&quot;;&quot;&quot;)">
            <text:p/>
          </table:table-cell>
          <table:table-cell table:style-name="ce14" office:value-type="float" office:value="29">
            <text:p>29</text:p>
          </table:table-cell>
          <table:table-cell table:style-name="ce14" table:formula="of:=IF([.N17]=[.$H$1];&quot;X&quot;;&quot;&quot;)">
            <text:p/>
          </table:table-cell>
          <table:table-cell table:style-name="ce14" table:formula="of:=IF(ISBLANK([.N17]);&quot;o&quot;;&quot;X&quot;)" office:value-type="string" office:string-value="X">
            <text:p>X</text:p>
          </table:table-cell>
          <table:table-cell table:style-name="ce14" office:value-type="float" office:value="30">
            <text:p>30</text:p>
          </table:table-cell>
          <table:table-cell table:style-name="ce14" table:formula="of:=IF([.K17]&lt;=[.$C$2];[.$A$2];IF([.K17]&lt;=[.$C$3];[.$A$3];IF([.K17]&lt;=[.$C$4];[.$A$4])))" office:value-type="string" office:string-value="Jul">
            <text:p>Jul</text:p>
          </table:table-cell>
          <table:table-cell table:style-name="ce24" table:formula="of:=IF([.M17]=&quot;X&quot;;[.N17]-[.K17];[.$H$1]-[.K17])" office:value-type="float" office:value="1">
            <text:p>1</text:p>
          </table:table-cell>
          <table:table-cell table:style-name="ce14" office:value-type="string">
            <text:p>SAM</text:p>
          </table:table-cell>
          <table:table-cell table:style-name="ce9" office:value-type="string">
            <text:p>org.cms.WN-xrootd-access org.cms.WN-xrootd-fallback org.cms.glexec.WN-gLExec org.cms.WN-swinst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10">
          <table:table-cell table:number-columns-repeated="7"/>
          <table:table-cell table:style-name="ce25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style-name="ce14" table:formula="of:=IF([.K18]=[.$H$1];&quot;X&quot;;&quot;&quot;)">
            <text:p/>
          </table:table-cell>
          <table:table-cell table:style-name="ce14" office:value-type="float" office:value="26">
            <text:p>26</text:p>
          </table:table-cell>
          <table:table-cell table:style-name="ce14" table:formula="of:=IF([.N18]=[.$H$1];&quot;X&quot;;&quot;&quot;)">
            <text:p/>
          </table:table-cell>
          <table:table-cell table:style-name="ce14" table:formula="of:=IF(ISBLANK([.N18]);&quot;o&quot;;&quot;X&quot;)" office:value-type="string" office:string-value="X">
            <text:p>X</text:p>
          </table:table-cell>
          <table:table-cell table:style-name="ce14" office:value-type="float" office:value="35">
            <text:p>35</text:p>
          </table:table-cell>
          <table:table-cell table:style-name="ce14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24" table:formula="of:=IF([.M18]=&quot;X&quot;;[.N18]-[.K18];[.$H$1]-[.K18])" office:value-type="float" office:value="9">
            <text:p>9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14"/>
          <table:table-cell table:style-name="ce25"/>
          <table:table-cell table:number-columns-repeated="2"/>
        </table:table-row>
        <table:table-row table:style-name="ro5">
          <table:table-cell table:number-columns-repeated="7"/>
          <table:table-cell table:style-name="ce25"/>
          <table:table-cell table:style-name="ce28" office:value-type="string">
            <text:p><text:a xlink:href="http://dashb-ssb.cern.ch/dashboard/request.py/sitehistory?site=T2_TR_METU#currentView=site_readiness">T2_TR_METU</text:a></text:p>
          </table:table-cell>
          <table:table-cell table:style-name="ce14" table:formula="of:=IF([.K19]=[.$H$1];&quot;X&quot;;&quot;&quot;)">
            <text:p/>
          </table:table-cell>
          <table:table-cell table:style-name="ce14" office:value-type="float" office:value="25">
            <text:p>25</text:p>
          </table:table-cell>
          <table:table-cell table:style-name="ce14" table:formula="of:=IF([.N19]=[.$H$1];&quot;X&quot;;&quot;&quot;)">
            <text:p/>
          </table:table-cell>
          <table:table-cell table:style-name="ce14" table:formula="of:=IF(ISBLANK([.N19]);&quot;o&quot;;&quot;X&quot;)" office:value-type="string" office:string-value="X">
            <text:p>X</text:p>
          </table:table-cell>
          <table:table-cell table:style-name="ce14" office:value-type="float" office:value="31">
            <text:p>31</text:p>
          </table:table-cell>
          <table:table-cell table:style-name="ce14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24" table:formula="of:=IF([.M19]=&quot;X&quot;;[.N19]-[.K19];[.$H$1]-[.K19])" office:value-type="float" office:value="6">
            <text:p>6</text:p>
          </table:table-cell>
          <table:table-cell table:style-name="ce14" office:value-type="string">
            <text:p>SAM</text:p>
          </table:table-cell>
          <table:table-cell table:style-name="ce25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14" office:value-type="string">
            <text:p>Links</text:p>
          </table:table-cell>
          <table:table-cell table:style-name="ce25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0]=[.$H$1];&quot;X&quot;;&quot;&quot;)">
            <text:p/>
          </table:table-cell>
          <table:table-cell table:style-name="ce14"/>
          <table:table-cell table:style-name="ce14" table:formula="of:=IF([.N20]=[.$H$1];&quot;X&quot;;&quot;&quot;)">
            <text:p/>
          </table:table-cell>
          <table:table-cell table:style-name="ce14" table:formula="of:=IF(ISBLANK([.N20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0]=&quot;X&quot;;[.N20]-[.K20];[.$H$1]-[.K20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1]=[.$H$1];&quot;X&quot;;&quot;&quot;)">
            <text:p/>
          </table:table-cell>
          <table:table-cell table:style-name="ce14"/>
          <table:table-cell table:style-name="ce14" table:formula="of:=IF([.N21]=[.$H$1];&quot;X&quot;;&quot;&quot;)">
            <text:p/>
          </table:table-cell>
          <table:table-cell table:style-name="ce14" table:formula="of:=IF(ISBLANK([.N21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1]=&quot;X&quot;;[.N21]-[.K21];[.$H$1]-[.K21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2]=[.$H$1];&quot;X&quot;;&quot;&quot;)">
            <text:p/>
          </table:table-cell>
          <table:table-cell table:style-name="ce14"/>
          <table:table-cell table:style-name="ce14" table:formula="of:=IF([.N22]=[.$H$1];&quot;X&quot;;&quot;&quot;)">
            <text:p/>
          </table:table-cell>
          <table:table-cell table:style-name="ce14" table:formula="of:=IF(ISBLANK([.N22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2]=&quot;X&quot;;[.N22]-[.K22];[.$H$1]-[.K22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3]=[.$H$1];&quot;X&quot;;&quot;&quot;)">
            <text:p/>
          </table:table-cell>
          <table:table-cell table:style-name="ce14"/>
          <table:table-cell table:style-name="ce14" table:formula="of:=IF([.N23]=[.$H$1];&quot;X&quot;;&quot;&quot;)">
            <text:p/>
          </table:table-cell>
          <table:table-cell table:style-name="ce14" table:formula="of:=IF(ISBLANK([.N23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3]=&quot;X&quot;;[.N23]-[.K23];[.$H$1]-[.K23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4]=[.$H$1];&quot;X&quot;;&quot;&quot;)">
            <text:p/>
          </table:table-cell>
          <table:table-cell table:style-name="ce14"/>
          <table:table-cell table:style-name="ce14" table:formula="of:=IF([.N24]=[.$H$1];&quot;X&quot;;&quot;&quot;)">
            <text:p/>
          </table:table-cell>
          <table:table-cell table:style-name="ce14" table:formula="of:=IF(ISBLANK([.N24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4]=&quot;X&quot;;[.N24]-[.K24];[.$H$1]-[.K24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5]=[.$H$1];&quot;X&quot;;&quot;&quot;)">
            <text:p/>
          </table:table-cell>
          <table:table-cell table:style-name="ce14"/>
          <table:table-cell table:style-name="ce14" table:formula="of:=IF([.N25]=[.$H$1];&quot;X&quot;;&quot;&quot;)">
            <text:p/>
          </table:table-cell>
          <table:table-cell table:style-name="ce14" table:formula="of:=IF(ISBLANK([.N25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5]=&quot;X&quot;;[.N25]-[.K25];[.$H$1]-[.K25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6]=[.$H$1];&quot;X&quot;;&quot;&quot;)">
            <text:p/>
          </table:table-cell>
          <table:table-cell table:style-name="ce14"/>
          <table:table-cell table:style-name="ce14" table:formula="of:=IF([.N26]=[.$H$1];&quot;X&quot;;&quot;&quot;)">
            <text:p/>
          </table:table-cell>
          <table:table-cell table:style-name="ce14" table:formula="of:=IF(ISBLANK([.N26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6]=&quot;X&quot;;[.N26]-[.K26];[.$H$1]-[.K26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7]=[.$H$1];&quot;X&quot;;&quot;&quot;)">
            <text:p/>
          </table:table-cell>
          <table:table-cell table:style-name="ce14"/>
          <table:table-cell table:style-name="ce14" table:formula="of:=IF([.N27]=[.$H$1];&quot;X&quot;;&quot;&quot;)">
            <text:p/>
          </table:table-cell>
          <table:table-cell table:style-name="ce14" table:formula="of:=IF(ISBLANK([.N27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7]=&quot;X&quot;;[.N27]-[.K27];[.$H$1]-[.K27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8]=[.$H$1];&quot;X&quot;;&quot;&quot;)">
            <text:p/>
          </table:table-cell>
          <table:table-cell table:style-name="ce14"/>
          <table:table-cell table:style-name="ce14" table:formula="of:=IF([.N28]=[.$H$1];&quot;X&quot;;&quot;&quot;)">
            <text:p/>
          </table:table-cell>
          <table:table-cell table:style-name="ce14" table:formula="of:=IF(ISBLANK([.N28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8]=&quot;X&quot;;[.N28]-[.K28];[.$H$1]-[.K28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29]=[.$H$1];&quot;X&quot;;&quot;&quot;)">
            <text:p/>
          </table:table-cell>
          <table:table-cell table:style-name="ce14"/>
          <table:table-cell table:style-name="ce14" table:formula="of:=IF([.N29]=[.$H$1];&quot;X&quot;;&quot;&quot;)">
            <text:p/>
          </table:table-cell>
          <table:table-cell table:style-name="ce14" table:formula="of:=IF(ISBLANK([.N29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29]=&quot;X&quot;;[.N29]-[.K29];[.$H$1]-[.K29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>
          <table:table-cell table:number-columns-repeated="7"/>
          <table:table-cell table:style-name="ce25"/>
          <table:table-cell table:style-name="ce29"/>
          <table:table-cell table:style-name="ce14" table:formula="of:=IF([.K30]=[.$H$1];&quot;X&quot;;&quot;&quot;)">
            <text:p/>
          </table:table-cell>
          <table:table-cell table:style-name="ce14"/>
          <table:table-cell table:style-name="ce14" table:formula="of:=IF([.N30]=[.$H$1];&quot;X&quot;;&quot;&quot;)">
            <text:p/>
          </table:table-cell>
          <table:table-cell table:style-name="ce14" table:formula="of:=IF(ISBLANK([.N30]);&quot;o&quot;;&quot;X&quot;)" office:value-type="string" office:string-value="o">
            <text:p>o</text:p>
          </table:table-cell>
          <table:table-cell table:style-name="ce14"/>
          <table:table-cell table:style-name="ce14"/>
          <table:table-cell table:style-name="ce24" table:formula="of:=IF([.M30]=&quot;X&quot;;[.N30]-[.K30];[.$H$1]-[.K30])" office:value-type="float" office:value="38">
            <text:p>38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9" table:default-cell-style-name="Default"/>
        <table:table-column table:style-name="co18" table:default-cell-style-name="ce17"/>
        <table:table-column table:style-name="co19" table:default-cell-style-name="Default"/>
        <table:table-column table:style-name="co18" table:default-cell-style-name="ce17"/>
        <table:table-column table:style-name="co18" table:number-columns-repeated="18" table:default-cell-style-name="Default"/>
        <table:table-row table:style-name="ro1">
          <table:table-cell table:style-name="ce16" office:value-type="string">
            <text:p>Last week</text:p>
          </table:table-cell>
          <table:table-cell table:style-name="ce16" office:value-type="string">
            <text:p>New OUT</text:p>
          </table:table-cell>
          <table:table-cell table:style-name="ce16" office:value-type="string">
            <text:p>This week</text:p>
          </table:table-cell>
          <table:table-cell table:style-name="ce16" office:value-type="string">
            <text:p>New IN</text:p>
          </table:table-cell>
          <table:table-cell table:style-name="ce16" office:value-type="string">
            <office:annotation draw:style-name="gr3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6" office:value-type="string">
            <text:p>last update</text:p>
          </table:table-cell>
          <table:table-cell table:number-columns-repeated="16"/>
        </table:table-row>
        <table:table-row table:style-name="ro9"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8" office:value-type="date" office:date-value="2013-09-16">
            <text:p>09/16/13</text:p>
          </table:table-cell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IN_TIFR#currentView=site_readiness">T2_IN_TIFR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MY_UPM_BIRUNI#currentView=site_readiness">T2_MY_UPM_BIRUNI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PK_NCP#currentView=site_readiness">T2_PK_NCP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INR#currentView=site_readiness">T2_RU_INR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RU_RRC_KI#currentView=site_readiness">T2_RU_RRC_KI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2"/>
          <table:table-cell table:style-name="ce9" table:number-columns-repeated="14"/>
        </table:table-row>
        <table:table-row table:style-name="ro9"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H_CUNSTDA#currentView=site_readiness">T2_TH_CUNSTDA</text:a></text:p>
          </table:table-cell>
          <table:table-cell table:formula="of:=IF(COUNTIF([.$A$2:.$A$30];[.$C7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16"/>
        </table:table-row>
        <table:table-row table:style-name="ro9"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9" office:value-type="string">
            <text:p><text:a xlink:href="https://dashb-ssb.cern.ch/dashboard/request.py/sitehistory?site=T2_TR_METU#currentView=site_readiness">T2_TR_METU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9"/>
          <table:table-cell/>
          <table:table-cell table:style-name="ce9" table:number-columns-repeated="14"/>
          <table:table-cell/>
        </table:table-row>
        <table:table-row table:style-name="ro1">
          <table:table-cell table:style-name="ce9"/>
          <table:table-cell table:formula="of:=IF(COUNTIF([.$C$2:.$C$30];[.A10])&gt;0;&quot;-&quot;;&quot;X&quot;)" office:value-type="string" office:string-value="X">
            <text:p>X</text:p>
          </table:table-cell>
          <table:table-cell/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9"/>
          <table:table-cell table:number-columns-repeated="16"/>
        </table:table-row>
        <table:table-row table:style-name="ro1">
          <table:table-cell table:style-name="ce9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 table:style-name="ce9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3"/>
        </table:table-row>
        <table:table-row table:style-name="ro1">
          <table:table-cell table:style-name="ce9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9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9" table:number-columns-repeated="12"/>
          <table:table-cell table:number-columns-repeated="3"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8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8"/>
        </table:table-row>
      </table:table>
      <table:table table:name="Hoja4" table:style-name="ta1" table:print="false">
        <table:table-column table:style-name="co20" table:default-cell-style-name="Default"/>
        <table:table-column table:style-name="co18" table:default-cell-style-name="Default"/>
        <table:table-column table:style-name="co18" table:default-cell-style-name="ce12"/>
        <table:table-column table:style-name="co18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9" table:number-columns-repeated="10"/>
        </table:table-row>
        <table:table-row table:style-name="ro9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9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9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table:number-columns-repeated="11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9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12"/>
        <table:table-column table:style-name="co27" table:default-cell-style-name="ce38"/>
        <table:table-column table:style-name="co28" table:default-cell-style-name="ce38"/>
        <table:table-column table:style-name="co29" table:default-cell-style-name="ce38"/>
        <table:table-column table:style-name="co30" table:default-cell-style-name="Default"/>
        <table:table-column table:style-name="co31" table:default-cell-style-name="ce12"/>
        <table:table-column table:style-name="co32" table:default-cell-style-name="ce12"/>
        <table:table-column table:style-name="co18" table:default-cell-style-name="Default"/>
        <table:table-column table:style-name="co33" table:default-cell-style-name="Default"/>
        <table:table-column table:style-name="co18" table:number-columns-repeated="5" table:default-cell-style-name="Default"/>
        <table:table-row table:style-name="ro11">
          <table:table-cell table:style-name="ce16" office:value-type="string">
            <office:annotation draw:style-name="gr5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6" office:value-type="string">
            <text:p><text:a xlink:href="https://cmsweb.cern.ch/sitedb/prod/sites">Slots</text:a></text:p>
          </table:table-cell>
          <table:table-cell table:style-name="ce16" office:value-type="string">
            <office:annotation draw:style-name="gr6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34" office:value-type="string">
            <text:p>Comment</text:p>
          </table:table-cell>
          <table:table-cell table:style-name="ce34" office:value-type="string">
            <text:p>in WR</text:p>
          </table:table-cell>
          <table:table-cell table:style-name="ce34"/>
          <table:table-cell table:style-name="ce41" office:value-type="string">
            <text:p>Site in SSB</text:p>
          </table:table-cell>
          <table:table-cell table:style-name="ce16" office:value-type="string">
            <office:annotation draw:style-name="gr7" draw:text-style-name="P1" svg:width="1.8531in" svg:height="0.5484in" svg:x="7.986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in MC</text:p>
          </table:table-cell>
          <table:table-cell table:style-name="ce42" office:value-type="string">
            <office:annotation draw:style-name="gr8" draw:text-style-name="P1" svg:width="1.1413in" svg:height="0.2346in" svg:x="8.4303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In WR</text:p>
          </table:table-cell>
          <table:table-cell/>
          <table:table-cell table:style-name="ce16" office:value-type="string">
            <text:p>last update</text:p>
          </table:table-cell>
          <table:table-cell table:number-columns-repeated="5"/>
        </table:table-row>
        <table:table-row table:style-name="ro1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</text:p>
          </table:table-cell>
          <table:table-cell table:style-name="ce40" table:formula="of:=IF(COUNTIF([Script.$C$2:.$C$30];[.$A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G2])&gt;0;&quot;-&quot;;&quot;X&quot;)" office:value-type="string" office:string-value="-">
            <text:p>-</text:p>
          </table:table-cell>
          <table:table-cell table:style-name="ce43" table:formula="of:=IF(COUNTIF([Script.$C$2:.$C$30];[.G2])&gt;0;&quot;X&quot;;&quot;-&quot;)" office:value-type="string" office:string-value="-">
            <text:p>-</text:p>
          </table:table-cell>
          <table:table-cell/>
          <table:table-cell table:style-name="ce46" office:value-type="date" office:date-value="2013-09-16">
            <text:p>Sep 16, 2013</text:p>
          </table:table-cell>
          <table:table-cell table:number-columns-repeated="5"/>
        </table:table-row>
        <table:table-row table:style-name="ro1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35"/>
          <table:table-cell table:style-name="ce40" table:formula="of:=IF(COUNTIF([Script.$C$2:.$C$30];[.$A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G3])&gt;0;&quot;-&quot;;&quot;X&quot;)" office:value-type="string" office:string-value="X">
            <text:p>X</text:p>
          </table:table-cell>
          <table:table-cell table:style-name="ce43" table:formula="of:=IF(COUNTIF([Script.$C$2:.$C$30];[.G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35"/>
          <table:table-cell table:style-name="ce40" table:formula="of:=IF(COUNTIF([Script.$C$2:.$C$30];[.$A4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G4])&gt;0;&quot;-&quot;;&quot;X&quot;)" office:value-type="string" office:string-value="-">
            <text:p>-</text:p>
          </table:table-cell>
          <table:table-cell table:style-name="ce43" table:formula="of:=IF(COUNTIF([Script.$C$2:.$C$30];[.G4])&gt;0;&quot;X&quot;;&quot;-&quot;)" office:value-type="string" office:string-value="-">
            <text:p>-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</table:table-row>
        <table:table-row table:style-name="ro1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35"/>
          <table:table-cell table:style-name="ce40" table:formula="of:=IF(COUNTIF([Script.$C$2:.$C$30];[.$A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G5])&gt;0;&quot;-&quot;;&quot;X&quot;)" office:value-type="string" office:string-value="-">
            <text:p>-</text:p>
          </table:table-cell>
          <table:table-cell table:style-name="ce43" table:formula="of:=IF(COUNTIF([Script.$C$2:.$C$30];[.G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 table:style-name="Default"/>
          <table:table-cell table:style-name="ce36"/>
          <table:table-cell table:style-name="ce40" table:formula="of:=IF(COUNTIF([Script.$C$2:.$C$30];[.$A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G6])&gt;0;&quot;-&quot;;&quot;X&quot;)" office:value-type="string" office:string-value="-">
            <text:p>-</text:p>
          </table:table-cell>
          <table:table-cell table:style-name="ce43" table:formula="of:=IF(COUNTIF([Script.$C$2:.$C$30];[.G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19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9" office:value-type="string">
            <text:p>waiting to be commissioned</text:p>
          </table:table-cell>
          <table:table-cell table:style-name="ce40" table:formula="of:=IF(COUNTIF([Script.$C$2:.$C$30];[.$A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G7])&gt;0;&quot;-&quot;;&quot;X&quot;)" office:value-type="string" office:string-value="-">
            <text:p>-</text:p>
          </table:table-cell>
          <table:table-cell table:style-name="ce43" table:formula="of:=IF(COUNTIF([Script.$C$2:.$C$30];[.G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/>
          <table:table-cell table:style-name="ce37" office:value-type="string">
            <text:p>working in opportunistic mode</text:p>
          </table:table-cell>
          <table:table-cell table:style-name="ce40" table:formula="of:=IF(COUNTIF([Script.$C$2:.$C$30];[.$A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G8])&gt;0;&quot;-&quot;;&quot;X&quot;)" office:value-type="string" office:string-value="-">
            <text:p>-</text:p>
          </table:table-cell>
          <table:table-cell table:style-name="ce43" table:formula="of:=IF(COUNTIF([Script.$C$2:.$C$30];[.G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table:style-name="Default"/>
          <table:table-cell table:style-name="ce36"/>
          <table:table-cell table:style-name="ce40" table:formula="of:=IF(COUNTIF([Script.$C$2:.$C$30];[.$A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G9])&gt;0;&quot;-&quot;;&quot;X&quot;)" office:value-type="string" office:string-value="X">
            <text:p>X</text:p>
          </table:table-cell>
          <table:table-cell table:style-name="ce43" table:formula="of:=IF(COUNTIF([Script.$C$2:.$C$30];[.G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9" office:value-type="string">
            <text:p>Leave down, it exists only for PhEDEX</text:p>
          </table:table-cell>
          <table:table-cell table:style-name="ce40" table:formula="of:=IF(COUNTIF([Script.$C$2:.$C$30];[.$A1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G10])&gt;0;&quot;-&quot;;&quot;X&quot;)" office:value-type="string" office:string-value="-">
            <text:p>-</text:p>
          </table:table-cell>
          <table:table-cell table:style-name="ce43" table:formula="of:=IF(COUNTIF([Script.$C$2:.$C$30];[.G1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35"/>
          <table:table-cell table:style-name="ce40" table:formula="of:=IF(COUNTIF([Script.$C$2:.$C$30];[.$A1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G11])&gt;0;&quot;-&quot;;&quot;X&quot;)" office:value-type="string" office:string-value="-">
            <text:p>-</text:p>
          </table:table-cell>
          <table:table-cell table:style-name="ce43" table:formula="of:=IF(COUNTIF([Script.$C$2:.$C$30];[.G1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40" table:formula="of:=IF(COUNTIF([Script.$C$2:.$C$30];[.$A1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G12])&gt;0;&quot;-&quot;;&quot;X&quot;)" office:value-type="string" office:string-value="-">
            <text:p>-</text:p>
          </table:table-cell>
          <table:table-cell table:style-name="ce43" table:formula="of:=IF(COUNTIF([Script.$C$2:.$C$30];[.G1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35" office:value-type="string">
            <text:p>Aug27: no xrootd fallback config</text:p>
          </table:table-cell>
          <table:table-cell table:style-name="ce40" table:formula="of:=IF(COUNTIF([Script.$C$2:.$C$30];[.$A1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G13])&gt;0;&quot;-&quot;;&quot;X&quot;)" office:value-type="string" office:string-value="-">
            <text:p>-</text:p>
          </table:table-cell>
          <table:table-cell table:style-name="ce43" table:formula="of:=IF(COUNTIF([Script.$C$2:.$C$30];[.G1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14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G14])&gt;0;&quot;-&quot;;&quot;X&quot;)" office:value-type="string" office:string-value="X">
            <text:p>X</text:p>
          </table:table-cell>
          <table:table-cell table:style-name="ce43" table:formula="of:=IF(COUNTIF([Script.$C$2:.$C$30];[.G1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35"/>
          <table:table-cell table:style-name="ce40" table:formula="of:=IF(COUNTIF([Script.$C$2:.$C$30];[.$A1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G15])&gt;0;&quot;-&quot;;&quot;X&quot;)" office:value-type="string" office:string-value="-">
            <text:p>-</text:p>
          </table:table-cell>
          <table:table-cell table:style-name="ce43" table:formula="of:=IF(COUNTIF([Script.$C$2:.$C$30];[.G1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7" office:value-type="string">
            <text:p>network problems</text:p>
          </table:table-cell>
          <table:table-cell table:style-name="ce40" table:formula="of:=IF(COUNTIF([Script.$C$2:.$C$30];[.$A16])&gt;0;&quot;X&quot;;&quot;-&quot;)" office:value-type="string" office:string-value="X">
            <text:p>X</text:p>
          </table:table-cell>
          <table:table-cell table:style-name="ce40"/>
          <table:table-cell table:style-name="ce9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G16])&gt;0;&quot;-&quot;;&quot;X&quot;)" office:value-type="string" office:string-value="-">
            <text:p>-</text:p>
          </table:table-cell>
          <table:table-cell table:style-name="ce43" table:formula="of:=IF(COUNTIF([Script.$C$2:.$C$30];[.G1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35"/>
          <table:table-cell table:style-name="ce40" table:formula="of:=IF(COUNTIF([Script.$C$2:.$C$30];[.$A1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G17])&gt;0;&quot;-&quot;;&quot;X&quot;)" office:value-type="string" office:string-value="-">
            <text:p>-</text:p>
          </table:table-cell>
          <table:table-cell table:style-name="ce43" table:formula="of:=IF(COUNTIF([Script.$C$2:.$C$30];[.G1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35"/>
          <table:table-cell table:style-name="ce40" table:formula="of:=IF(COUNTIF([Script.$C$2:.$C$30];[.$A1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G18])&gt;0;&quot;-&quot;;&quot;X&quot;)" office:value-type="string" office:string-value="-">
            <text:p>-</text:p>
          </table:table-cell>
          <table:table-cell table:style-name="ce43" table:formula="of:=IF(COUNTIF([Script.$C$2:.$C$30];[.G1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35"/>
          <table:table-cell table:style-name="ce40" table:formula="of:=IF(COUNTIF([Script.$C$2:.$C$30];[.$A1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G19])&gt;0;&quot;-&quot;;&quot;X&quot;)" office:value-type="string" office:string-value="-">
            <text:p>-</text:p>
          </table:table-cell>
          <table:table-cell table:style-name="ce43" table:formula="of:=IF(COUNTIF([Script.$C$2:.$C$30];[.G19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35"/>
          <table:table-cell table:style-name="ce40" table:formula="of:=IF(COUNTIF([Script.$C$2:.$C$30];[.$A2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G20])&gt;0;&quot;-&quot;;&quot;X&quot;)" office:value-type="string" office:string-value="-">
            <text:p>-</text:p>
          </table:table-cell>
          <table:table-cell table:style-name="ce43" table:formula="of:=IF(COUNTIF([Script.$C$2:.$C$30];[.G2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2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G21])&gt;0;&quot;-&quot;;&quot;X&quot;)" office:value-type="string" office:string-value="-">
            <text:p>-</text:p>
          </table:table-cell>
          <table:table-cell table:style-name="ce43" table:formula="of:=IF(COUNTIF([Script.$C$2:.$C$30];[.G2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35"/>
          <table:table-cell table:style-name="ce40" table:formula="of:=IF(COUNTIF([Script.$C$2:.$C$30];[.$A2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G22])&gt;0;&quot;-&quot;;&quot;X&quot;)" office:value-type="string" office:string-value="-">
            <text:p>-</text:p>
          </table:table-cell>
          <table:table-cell table:style-name="ce43" table:formula="of:=IF(COUNTIF([Script.$C$2:.$C$30];[.G2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35"/>
          <table:table-cell table:style-name="ce40" table:formula="of:=IF(COUNTIF([Script.$C$2:.$C$30];[.$A2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G23])&gt;0;&quot;-&quot;;&quot;X&quot;)" office:value-type="string" office:string-value="-">
            <text:p>-</text:p>
          </table:table-cell>
          <table:table-cell table:style-name="ce43" table:formula="of:=IF(COUNTIF([Script.$C$2:.$C$30];[.G2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35"/>
          <table:table-cell table:style-name="ce40" table:formula="of:=IF(COUNTIF([Script.$C$2:.$C$30];[.$A24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G24])&gt;0;&quot;-&quot;;&quot;X&quot;)" office:value-type="string" office:string-value="-">
            <text:p>-</text:p>
          </table:table-cell>
          <table:table-cell table:style-name="ce43" table:formula="of:=IF(COUNTIF([Script.$C$2:.$C$30];[.G2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35"/>
          <table:table-cell table:style-name="ce40" table:formula="of:=IF(COUNTIF([Script.$C$2:.$C$30];[.$A2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G25])&gt;0;&quot;-&quot;;&quot;X&quot;)" office:value-type="string" office:string-value="-">
            <text:p>-</text:p>
          </table:table-cell>
          <table:table-cell table:style-name="ce43" table:formula="of:=IF(COUNTIF([Script.$C$2:.$C$30];[.G2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35"/>
          <table:table-cell table:style-name="ce40" table:formula="of:=IF(COUNTIF([Script.$C$2:.$C$30];[.$A2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G26])&gt;0;&quot;-&quot;;&quot;X&quot;)" office:value-type="string" office:string-value="-">
            <text:p>-</text:p>
          </table:table-cell>
          <table:table-cell table:style-name="ce43" table:formula="of:=IF(COUNTIF([Script.$C$2:.$C$30];[.G2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style-name="ce20" office:value-type="string">
            <text:p>T2_FI_HIP</text:p>
          </table:table-cell>
          <table:table-cell office:value-type="float" office:value="1500">
            <text:p>1500</text:p>
          </table:table-cell>
          <table:table-cell table:style-name="Default" table:number-columns-repeated="2"/>
          <table:table-cell table:style-name="ce40" table:formula="of:=IF(COUNTIF([Script.$C$2:.$C$30];[.$A2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G27])&gt;0;&quot;-&quot;;&quot;X&quot;)" office:value-type="string" office:string-value="-">
            <text:p>-</text:p>
          </table:table-cell>
          <table:table-cell table:style-name="ce43" table:formula="of:=IF(COUNTIF([Script.$C$2:.$C$30];[.G2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35"/>
          <table:table-cell table:style-name="ce40" table:formula="of:=IF(COUNTIF([Script.$C$2:.$C$30];[.$A2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G28])&gt;0;&quot;-&quot;;&quot;X&quot;)" office:value-type="string" office:string-value="-">
            <text:p>-</text:p>
          </table:table-cell>
          <table:table-cell table:style-name="ce43" table:formula="of:=IF(COUNTIF([Script.$C$2:.$C$30];[.G2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1" office:value-type="string">
            <text:p>T2_FR_GRIF_IRFU</text:p>
          </table:table-cell>
          <table:table-cell office:value-type="float" office:value="235">
            <text:p>235</text:p>
          </table:table-cell>
          <table:table-cell office:value-type="string">
            <text:p>skip</text:p>
          </table:table-cell>
          <table:table-cell table:style-name="ce9" office:value-type="string">
            <text:p>federated but separate site with LLR</text:p>
          </table:table-cell>
          <table:table-cell table:style-name="ce40" table:formula="of:=IF(COUNTIF([Script.$C$2:.$C$30];[.$A2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G29])&gt;0;&quot;-&quot;;&quot;X&quot;)" office:value-type="string" office:string-value="-">
            <text:p>-</text:p>
          </table:table-cell>
          <table:table-cell table:style-name="ce43" table:formula="of:=IF(COUNTIF([Script.$C$2:.$C$30];[.G2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3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G30])&gt;0;&quot;-&quot;;&quot;X&quot;)" office:value-type="string" office:string-value="-">
            <text:p>-</text:p>
          </table:table-cell>
          <table:table-cell table:style-name="ce43" table:formula="of:=IF(COUNTIF([Script.$C$2:.$C$30];[.G3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3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G31])&gt;0;&quot;-&quot;;&quot;X&quot;)" office:value-type="string" office:string-value="-">
            <text:p>-</text:p>
          </table:table-cell>
          <table:table-cell table:style-name="ce43" table:formula="of:=IF(COUNTIF([Script.$C$2:.$C$30];[.G3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3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9" office:value-type="string">
            <text:p>Aug13: Site Admin hasn't replied to efforts for commissioning</text:p>
          </table:table-cell>
          <table:table-cell table:style-name="ce40" table:formula="of:=IF(COUNTIF([Script.$C$2:.$C$30];[.$A3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G32])&gt;0;&quot;-&quot;;&quot;X&quot;)" office:value-type="string" office:string-value="-">
            <text:p>-</text:p>
          </table:table-cell>
          <table:table-cell table:style-name="ce43" table:formula="of:=IF(COUNTIF([Script.$C$2:.$C$30];[.G3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35"/>
          <table:table-cell table:style-name="ce40" table:formula="of:=IF(COUNTIF([Script.$C$2:.$C$30];[.$A3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G33])&gt;0;&quot;-&quot;;&quot;X&quot;)" office:value-type="string" office:string-value="-">
            <text:p>-</text:p>
          </table:table-cell>
          <table:table-cell table:style-name="ce43" table:formula="of:=IF(COUNTIF([Script.$C$2:.$C$30];[.G3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4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7" office:value-type="string">
            <text:p>keep in drain as long as possible - everything an issue at this site</text:p>
          </table:table-cell>
          <table:table-cell table:style-name="ce40" table:formula="of:=IF(COUNTIF([Script.$C$2:.$C$30];[.$A34])&gt;0;&quot;X&quot;;&quot;-&quot;)" office:value-type="string" office:string-value="X">
            <text:p>X</text:p>
          </table:table-cell>
          <table:table-cell table:style-name="ce40"/>
          <table:table-cell table:style-name="ce9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G34])&gt;0;&quot;-&quot;;&quot;X&quot;)" office:value-type="string" office:string-value="-">
            <text:p>-</text:p>
          </table:table-cell>
          <table:table-cell table:style-name="ce43" table:formula="of:=IF(COUNTIF([Script.$C$2:.$C$30];[.G3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style-name="ce20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40" table:formula="of:=IF(COUNTIF([Script.$C$2:.$C$30];[.$A3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G35])&gt;0;&quot;-&quot;;&quot;X&quot;)" office:value-type="string" office:string-value="-">
            <text:p>-</text:p>
          </table:table-cell>
          <table:table-cell table:style-name="ce43" table:formula="of:=IF(COUNTIF([Script.$C$2:.$C$30];[.G3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35"/>
          <table:table-cell table:style-name="ce40" table:formula="of:=IF(COUNTIF([Script.$C$2:.$C$30];[.$A3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G36])&gt;0;&quot;-&quot;;&quot;X&quot;)" office:value-type="string" office:string-value="-">
            <text:p>-</text:p>
          </table:table-cell>
          <table:table-cell table:style-name="ce43" table:formula="of:=IF(COUNTIF([Script.$C$2:.$C$30];[.G3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35"/>
          <table:table-cell table:style-name="ce40" table:formula="of:=IF(COUNTIF([Script.$C$2:.$C$30];[.$A3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G37])&gt;0;&quot;-&quot;;&quot;X&quot;)" office:value-type="string" office:string-value="-">
            <text:p>-</text:p>
          </table:table-cell>
          <table:table-cell table:style-name="ce43" table:formula="of:=IF(COUNTIF([Script.$C$2:.$C$30];[.G37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3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G38])&gt;0;&quot;-&quot;;&quot;X&quot;)" office:value-type="string" office:string-value="-">
            <text:p>-</text:p>
          </table:table-cell>
          <table:table-cell table:style-name="ce43" table:formula="of:=IF(COUNTIF([Script.$C$2:.$C$30];[.G3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0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Jul 30: re-commissioned</text:p>
          </table:table-cell>
          <table:table-cell table:style-name="ce40" table:formula="of:=IF(COUNTIF([Script.$C$2:.$C$30];[.$A3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G39])&gt;0;&quot;-&quot;;&quot;X&quot;)" office:value-type="string" office:string-value="-">
            <text:p>-</text:p>
          </table:table-cell>
          <table:table-cell table:style-name="ce43" table:formula="of:=IF(COUNTIF([Script.$C$2:.$C$30];[.G3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35"/>
          <table:table-cell table:style-name="ce40" table:formula="of:=IF(COUNTIF([Script.$C$2:.$C$30];[.$A4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G40])&gt;0;&quot;-&quot;;&quot;X&quot;)" office:value-type="string" office:string-value="-">
            <text:p>-</text:p>
          </table:table-cell>
          <table:table-cell table:style-name="ce43" table:formula="of:=IF(COUNTIF([Script.$C$2:.$C$30];[.G4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35"/>
          <table:table-cell table:style-name="ce40" table:formula="of:=IF(COUNTIF([Script.$C$2:.$C$30];[.$A4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G41])&gt;0;&quot;-&quot;;&quot;X&quot;)" office:value-type="string" office:string-value="-">
            <text:p>-</text:p>
          </table:table-cell>
          <table:table-cell table:style-name="ce43" table:formula="of:=IF(COUNTIF([Script.$C$2:.$C$30];[.G4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0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/>
          <table:table-cell table:style-name="ce37" office:value-type="string">
            <text:p>Jul 29: out of waiting room</text:p>
          </table:table-cell>
          <table:table-cell table:style-name="ce40" table:formula="of:=IF(COUNTIF([Script.$C$2:.$C$30];[.$A4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G42])&gt;0;&quot;-&quot;;&quot;X&quot;)" office:value-type="string" office:string-value="-">
            <text:p>-</text:p>
          </table:table-cell>
          <table:table-cell table:style-name="ce43" table:formula="of:=IF(COUNTIF([Script.$C$2:.$C$30];[.G4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37" office:value-type="string">
            <text:p>in waiting room</text:p>
          </table:table-cell>
          <table:table-cell table:style-name="ce40" table:formula="of:=IF(COUNTIF([Script.$C$2:.$C$30];[.$A43])&gt;0;&quot;X&quot;;&quot;-&quot;)" office:value-type="string" office:string-value="X">
            <text:p>X</text:p>
          </table:table-cell>
          <table:table-cell table:style-name="ce40"/>
          <table:table-cell table:style-name="ce9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G43])&gt;0;&quot;-&quot;;&quot;X&quot;)" office:value-type="string" office:string-value="X">
            <text:p>X</text:p>
          </table:table-cell>
          <table:table-cell table:style-name="ce43" table:formula="of:=IF(COUNTIF([Script.$C$2:.$C$30];[.G43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2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37" office:value-type="string">
            <text:p>Jul 29: out of waiting room</text:p>
          </table:table-cell>
          <table:table-cell table:style-name="ce40" table:formula="of:=IF(COUNTIF([Script.$C$2:.$C$30];[.$A44])&gt;0;&quot;X&quot;;&quot;-&quot;)" office:value-type="string" office:string-value="-">
            <text:p>-</text:p>
          </table:table-cell>
          <table:table-cell table:style-name="ce40"/>
          <table:table-cell table:style-name="ce22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G44])&gt;0;&quot;-&quot;;&quot;X&quot;)" office:value-type="string" office:string-value="X">
            <text:p>X</text:p>
          </table:table-cell>
          <table:table-cell table:style-name="ce43" table:formula="of:=IF(COUNTIF([Script.$C$2:.$C$30];[.G44])&gt;0;&quot;X&quot;;&quot;-&quot;)" office:value-type="string" office:string-value="X">
            <text:p>X</text:p>
          </table:table-cell>
          <table:table-cell table:style-name="ce45" office:value-type="string">
            <text:p>cmssw behind issues - network issues - network insufficient - talk with L2s</text:p>
          </table:table-cell>
          <table:table-cell table:style-name="ce9" table:number-columns-repeated="6"/>
        </table:table-row>
        <table:table-row table:style-name="ro15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/>
          <table:table-cell table:style-name="ce37" office:value-type="string">
            <text:p>Aug12: In the WR</text:p>
          </table:table-cell>
          <table:table-cell table:style-name="ce40" table:formula="of:=IF(COUNTIF([Script.$C$2:.$C$30];[.$A4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G45])&gt;0;&quot;-&quot;;&quot;X&quot;)" office:value-type="string" office:string-value="-">
            <text:p>-</text:p>
          </table:table-cell>
          <table:table-cell table:style-name="ce43" table:formula="of:=IF(COUNTIF([Script.$C$2:.$C$30];[.G45])&gt;0;&quot;X&quot;;&quot;-&quot;)" office:value-type="string" office:string-value="-">
            <text:p>-</text:p>
          </table:table-cell>
          <table:table-cell table:style-name="ce45"/>
          <table:table-cell table:style-name="ce9" table:number-columns-repeated="6"/>
        </table:table-row>
        <table:table-row table:style-name="ro12">
          <table:table-cell table:style-name="ce21" office:value-type="string">
            <text:p>T2_RU_PNPI</text:p>
          </table:table-cell>
          <table:table-cell office:value-type="float" office:value="176">
            <text:p>176</text:p>
          </table:table-cell>
          <table:table-cell office:value-type="string">
            <text:p>skip</text:p>
          </table:table-cell>
          <table:table-cell table:style-name="ce9" office:value-type="string">
            <text:p>Sep03: to be commissioned</text:p>
          </table:table-cell>
          <table:table-cell table:style-name="ce40" table:formula="of:=IF(COUNTIF([Script.$C$2:.$C$30];[.$A4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G46])&gt;0;&quot;-&quot;;&quot;X&quot;)" office:value-type="string" office:string-value="-">
            <text:p>-</text:p>
          </table:table-cell>
          <table:table-cell table:style-name="ce43" table:formula="of:=IF(COUNTIF([Script.$C$2:.$C$30];[.G4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37" office:value-type="string">
            <text:p>in waiting room</text:p>
          </table:table-cell>
          <table:table-cell table:style-name="ce40" table:formula="of:=IF(COUNTIF([Script.$C$2:.$C$30];[.$A47])&gt;0;&quot;X&quot;;&quot;-&quot;)" office:value-type="string" office:string-value="X">
            <text:p>X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G47])&gt;0;&quot;-&quot;;&quot;X&quot;)" office:value-type="string" office:string-value="-">
            <text:p>-</text:p>
          </table:table-cell>
          <table:table-cell table:style-name="ce43" table:formula="of:=IF(COUNTIF([Script.$C$2:.$C$30];[.G4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style-name="ce20" office:value-type="string">
            <text:p>T2_RU_SINP</text:p>
          </table:table-cell>
          <table:table-cell office:value-type="float" office:value="50">
            <text:p>50</text:p>
          </table:table-cell>
          <table:table-cell/>
          <table:table-cell table:style-name="ce37" office:value-type="string">
            <text:p>Sep03: out of drain</text:p>
          </table:table-cell>
          <table:table-cell table:style-name="ce40" table:formula="of:=IF(COUNTIF([Script.$C$2:.$C$30];[.$A4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G48])&gt;0;&quot;-&quot;;&quot;X&quot;)" office:value-type="string" office:string-value="-">
            <text:p>-</text:p>
          </table:table-cell>
          <table:table-cell table:style-name="ce43" table:formula="of:=IF(COUNTIF([Script.$C$2:.$C$30];[.G48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37" office:value-type="string">
            <text:p>Aug26: in the WR</text:p>
          </table:table-cell>
          <table:table-cell table:style-name="ce40" table:formula="of:=IF(COUNTIF([Script.$C$2:.$C$30];[.$A49])&gt;0;&quot;X&quot;;&quot;-&quot;)" office:value-type="string" office:string-value="X">
            <text:p>X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G49])&gt;0;&quot;-&quot;;&quot;X&quot;)" office:value-type="string" office:string-value="-">
            <text:p>-</text:p>
          </table:table-cell>
          <table:table-cell table:style-name="ce43" table:formula="of:=IF(COUNTIF([Script.$C$2:.$C$30];[.G4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35"/>
          <table:table-cell table:style-name="ce40" table:formula="of:=IF(COUNTIF([Script.$C$2:.$C$30];[.$A5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G50])&gt;0;&quot;-&quot;;&quot;X&quot;)" office:value-type="string" office:string-value="-">
            <text:p>-</text:p>
          </table:table-cell>
          <table:table-cell table:style-name="ce43" table:formula="of:=IF(COUNTIF([Script.$C$2:.$C$30];[.G5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2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/>
          <table:table-cell table:style-name="ce9" office:value-type="string">
            <text:p>Aug13: site commissioned</text:p>
          </table:table-cell>
          <table:table-cell table:style-name="ce40" table:formula="of:=IF(COUNTIF([Script.$C$2:.$C$30];[.$A5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G51])&gt;0;&quot;-&quot;;&quot;X&quot;)" office:value-type="string" office:string-value="-">
            <text:p>-</text:p>
          </table:table-cell>
          <table:table-cell table:style-name="ce43" table:formula="of:=IF(COUNTIF([Script.$C$2:.$C$30];[.G5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39" office:value-type="string">
            <text:p><text:span text:style-name="T3">Aug 13: </text:span><text:span text:style-name="T4">blackhole node </text:span><text:span text:style-name="T4">due to CVMFS issues </text:span><text:span text:style-name="T4">solved</text:span></text:p>
          </table:table-cell>
          <table:table-cell table:style-name="ce40" table:formula="of:=IF(COUNTIF([Script.$C$2:.$C$30];[.$A5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G52])&gt;0;&quot;-&quot;;&quot;X&quot;)" office:value-type="string" office:string-value="-">
            <text:p>-</text:p>
          </table:table-cell>
          <table:table-cell table:style-name="ce43" table:formula="of:=IF(COUNTIF([Script.$C$2:.$C$30];[.G52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35"/>
          <table:table-cell table:style-name="ce40" table:formula="of:=IF(COUNTIF([Script.$C$2:.$C$30];[.$A5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G53])&gt;0;&quot;-&quot;;&quot;X&quot;)" office:value-type="string" office:string-value="-">
            <text:p>-</text:p>
          </table:table-cell>
          <table:table-cell table:style-name="ce43" table:formula="of:=IF(COUNTIF([Script.$C$2:.$C$30];[.G5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office:value-type="string">
            <text:p>drain</text:p>
          </table:table-cell>
          <table:table-cell table:style-name="ce35" office:value-type="string">
            <text:p>Sep16: Semi supported CMS site - cpu only site - no real storage system</text:p>
          </table:table-cell>
          <table:table-cell table:style-name="ce40" table:formula="of:=IF(COUNTIF([Script.$C$2:.$C$30];[.$A54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G54])&gt;0;&quot;-&quot;;&quot;X&quot;)" office:value-type="string" office:string-value="X">
            <text:p>X</text:p>
          </table:table-cell>
          <table:table-cell table:style-name="ce43" table:formula="of:=IF(COUNTIF([Script.$C$2:.$C$30];[.G54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35"/>
          <table:table-cell table:style-name="ce40" table:formula="of:=IF(COUNTIF([Script.$C$2:.$C$30];[.$A5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G55])&gt;0;&quot;-&quot;;&quot;X&quot;)" office:value-type="string" office:string-value="-">
            <text:p>-</text:p>
          </table:table-cell>
          <table:table-cell table:style-name="ce43" table:formula="of:=IF(COUNTIF([Script.$C$2:.$C$30];[.G55])&gt;0;&quot;X&quot;;&quot;-&quot;)" office:value-type="string" office:string-value="X">
            <text:p>X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35"/>
          <table:table-cell table:style-name="ce40" table:formula="of:=IF(COUNTIF([Script.$C$2:.$C$30];[.$A5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G56])&gt;0;&quot;-&quot;;&quot;X&quot;)" office:value-type="string" office:string-value="-">
            <text:p>-</text:p>
          </table:table-cell>
          <table:table-cell table:style-name="ce43" table:formula="of:=IF(COUNTIF([Script.$C$2:.$C$30];[.G5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35"/>
          <table:table-cell table:style-name="ce40" table:formula="of:=IF(COUNTIF([Script.$C$2:.$C$30];[.$A5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G57])&gt;0;&quot;-&quot;;&quot;X&quot;)" office:value-type="string" office:string-value="-">
            <text:p>-</text:p>
          </table:table-cell>
          <table:table-cell table:style-name="ce43" table:formula="of:=IF(COUNTIF([Script.$C$2:.$C$30];[.G5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35"/>
          <table:table-cell table:style-name="ce40" table:formula="of:=IF(COUNTIF([Script.$C$2:.$C$30];[.$A5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G58])&gt;0;&quot;-&quot;;&quot;X&quot;)" office:value-type="string" office:string-value="-">
            <text:p>-</text:p>
          </table:table-cell>
          <table:table-cell table:style-name="ce43" table:formula="of:=IF(COUNTIF([Script.$C$2:.$C$30];[.G5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35"/>
          <table:table-cell table:style-name="ce40" table:formula="of:=IF(COUNTIF([Script.$C$2:.$C$30];[.$A5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G59])&gt;0;&quot;-&quot;;&quot;X&quot;)" office:value-type="string" office:string-value="-">
            <text:p>-</text:p>
          </table:table-cell>
          <table:table-cell table:style-name="ce43" table:formula="of:=IF(COUNTIF([Script.$C$2:.$C$30];[.G5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35"/>
          <table:table-cell table:style-name="ce40" table:formula="of:=IF(COUNTIF([Script.$C$2:.$C$30];[.$A60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G60])&gt;0;&quot;-&quot;;&quot;X&quot;)" office:value-type="string" office:string-value="-">
            <text:p>-</text:p>
          </table:table-cell>
          <table:table-cell table:style-name="ce43" table:formula="of:=IF(COUNTIF([Script.$C$2:.$C$30];[.G60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style-name="Default"/>
          <table:table-cell table:style-name="ce36"/>
          <table:table-cell table:style-name="ce40" table:formula="of:=IF(COUNTIF([Script.$C$2:.$C$30];[.$A61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G61])&gt;0;&quot;-&quot;;&quot;X&quot;)" office:value-type="string" office:string-value="-">
            <text:p>-</text:p>
          </table:table-cell>
          <table:table-cell table:style-name="ce43" table:formula="of:=IF(COUNTIF([Script.$C$2:.$C$30];[.G61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35"/>
          <table:table-cell table:style-name="ce40" table:formula="of:=IF(COUNTIF([Script.$C$2:.$C$30];[.$A62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G62])&gt;0;&quot;-&quot;;&quot;X&quot;)" office:value-type="string" office:string-value="-">
            <text:p>-</text:p>
          </table:table-cell>
          <table:table-cell table:style-name="ce43" table:formula="of:=IF(COUNTIF([Script.$C$2:.$C$30];[.G62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35"/>
          <table:table-cell table:style-name="ce40" table:formula="of:=IF(COUNTIF([Script.$C$2:.$C$30];[.$A63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G63])&gt;0;&quot;-&quot;;&quot;X&quot;)" office:value-type="string" office:string-value="-">
            <text:p>-</text:p>
          </table:table-cell>
          <table:table-cell table:style-name="ce43" table:formula="of:=IF(COUNTIF([Script.$C$2:.$C$30];[.G63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6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35"/>
          <table:table-cell table:style-name="ce40" table:formula="of:=IF(COUNTIF([Script.$C$2:.$C$30];[.$A64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G64])&gt;0;&quot;-&quot;;&quot;X&quot;)" office:value-type="string" office:string-value="-">
            <text:p>-</text:p>
          </table:table-cell>
          <table:table-cell table:style-name="ce43" table:formula="of:=IF(COUNTIF([Script.$C$2:.$C$30];[.G64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35"/>
          <table:table-cell table:style-name="ce40" table:formula="of:=IF(COUNTIF([Script.$C$2:.$C$30];[.$A65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G65])&gt;0;&quot;-&quot;;&quot;X&quot;)" office:value-type="string" office:string-value="-">
            <text:p>-</text:p>
          </table:table-cell>
          <table:table-cell table:style-name="ce43" table:formula="of:=IF(COUNTIF([Script.$C$2:.$C$30];[.G65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/>
          <table:table-cell table:number-columns-repeated="2"/>
          <table:table-cell table:style-name="ce35"/>
          <table:table-cell table:style-name="ce40" table:formula="of:=IF(COUNTIF([Script.$C$2:.$C$30];[.$A66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G66])&gt;0;&quot;-&quot;;&quot;X&quot;)" office:value-type="string" office:string-value="-">
            <text:p>-</text:p>
          </table:table-cell>
          <table:table-cell table:style-name="ce43" table:formula="of:=IF(COUNTIF([Script.$C$2:.$C$30];[.G66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/>
          <table:table-cell table:number-columns-repeated="2"/>
          <table:table-cell table:style-name="ce35"/>
          <table:table-cell table:style-name="ce40" table:formula="of:=IF(COUNTIF([Script.$C$2:.$C$30];[.$A67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G67])&gt;0;&quot;-&quot;;&quot;X&quot;)" office:value-type="string" office:string-value="-">
            <text:p>-</text:p>
          </table:table-cell>
          <table:table-cell table:style-name="ce43" table:formula="of:=IF(COUNTIF([Script.$C$2:.$C$30];[.G67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/>
          <table:table-cell table:number-columns-repeated="2"/>
          <table:table-cell table:style-name="ce35"/>
          <table:table-cell table:style-name="ce40" table:formula="of:=IF(COUNTIF([Script.$C$2:.$C$30];[.$A68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G68])&gt;0;&quot;-&quot;;&quot;X&quot;)" office:value-type="string" office:string-value="-">
            <text:p>-</text:p>
          </table:table-cell>
          <table:table-cell table:style-name="ce43" table:formula="of:=IF(COUNTIF([Script.$C$2:.$C$30];[.G68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/>
          <table:table-cell table:number-columns-repeated="2"/>
          <table:table-cell table:style-name="ce35"/>
          <table:table-cell table:style-name="ce40" table:formula="of:=IF(COUNTIF([Script.$C$2:.$C$30];[.$A69])&gt;0;&quot;X&quot;;&quot;-&quot;)" office:value-type="string" office:string-value="-">
            <text:p>-</text:p>
          </table:table-cell>
          <table:table-cell table:style-name="ce40"/>
          <table:table-cell table:style-name="ce9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G69])&gt;0;&quot;-&quot;;&quot;X&quot;)" office:value-type="string" office:string-value="-">
            <text:p>-</text:p>
          </table:table-cell>
          <table:table-cell table:style-name="ce43" table:formula="of:=IF(COUNTIF([Script.$C$2:.$C$30];[.G69])&gt;0;&quot;X&quot;;&quot;-&quot;)" office:value-type="string" office:string-value="-">
            <text:p>-</text:p>
          </table:table-cell>
          <table:table-cell table:style-name="ce9" table:number-columns-repeated="7"/>
        </table:table-row>
        <table:table-row table:style-name="ro11">
          <table:table-cell table:number-columns-repeated="2"/>
          <table:table-cell table:style-name="Default"/>
          <table:table-cell table:number-columns-repeated="5"/>
          <table:table-cell table:style-name="ce43"/>
          <table:table-cell table:style-name="ce9" table:number-columns-repeated="7"/>
        </table:table-row>
        <table:table-row table:style-name="ro11">
          <table:table-cell table:number-columns-repeated="2"/>
          <table:table-cell table:style-name="Default"/>
          <table:table-cell table:number-columns-repeated="4"/>
          <table:table-cell table:style-name="ce17" table:number-columns-repeated="2"/>
          <table:table-cell table:style-name="ce9" table:number-columns-repeated="7"/>
        </table:table-row>
        <table:table-row table:style-name="ro11" table:number-rows-repeated="2">
          <table:table-cell table:number-columns-repeated="7"/>
          <table:table-cell table:style-name="ce17" table:number-columns-repeated="2"/>
          <table:table-cell table:style-name="ce9" table:number-columns-repeated="7"/>
        </table:table-row>
        <table:table-row table:style-name="ro11" table:number-rows-repeated="1048502">
          <table:table-cell table:number-columns-repeated="16"/>
        </table:table-row>
        <table:table-row table:style-name="ro11">
          <table:table-cell table:number-columns-repeated="16"/>
        </table:table-row>
      </table:table>
      <table:database-ranges>
        <table:database-range table:name="__Anonymous_Sheet_DB__1" table:target-range-address="'WR Stats'.I2:'WR Stats'.T19" table:contains-header="false">
          <table:sort>
            <table:sort-by table:field-number="4" table:data-type="automatic"/>
            <table:sort-by table:field-number="3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workflow drain'.A1:'workflow drain'.I69" table:display-filter-buttons="true"/>
        <table:database-range table:name="__Anonymous_Sheet_DB__3" table:target-range-address="'WR Stats'.I1:'WR Stats'.T30" table:display-filter-buttons="true"/>
        <table:database-range table:target-range-address="Script.H1:Script.H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9/16/2013</text:date>, <text:time>17:0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9-16T17:08:37</dc:date>
    <meta:editing-duration>P1DT7H24M54S</meta:editing-duration>
    <meta:editing-cycles>143</meta:editing-cycles>
    <meta:generator>OpenOffice/4.0.0$Unix OpenOffice.org_project/400m3$Build-9702</meta:generator>
    <meta:document-statistic meta:table-count="4" meta:cell-count="1026" meta:object-count="0"/>
    <meta:user-defined meta:name=""/>
  </office:meta>
</office:document-meta>
</file>